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officeooo:rsid="00118a7d" officeooo:paragraph-rsid="00118a7d"/>
    </style:style>
    <style:style style:name="P3" style:family="paragraph" style:parent-style-name="Standard">
      <style:paragraph-properties fo:margin-top="0cm" fo:margin-bottom="0cm" style:contextual-spacing="false"/>
      <style:text-properties officeooo:rsid="00135144" officeooo:paragraph-rsid="00135144"/>
    </style:style>
    <style:style style:name="P4" style:family="paragraph" style:parent-style-name="Standard">
      <style:paragraph-properties fo:margin-top="0cm" fo:margin-bottom="0cm" style:contextual-spacing="false"/>
      <style:text-properties officeooo:paragraph-rsid="00135144"/>
    </style:style>
    <style:style style:name="T1" style:family="text">
      <style:text-properties officeooo:rsid="00118a7d"/>
    </style:style>
    <style:style style:name="T2" style:family="text">
      <style:text-properties officeooo:rsid="00135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nguaje de Consultas Estructurado(S<text:span text:style-name="T1">tructured </text:span>Q<text:span text:style-name="T1">uery </text:span>L<text:span text:style-name="T1">anguage</text:span>)</text:p>
      <text:p text:style-name="P1"/>
      <text:p text:style-name="P3">Lenguaje de definición de datos (DDL)</text:p>
      <text:p text:style-name="P3"/>
      <text:p text:style-name="P4"><text:span text:style-name="T2">Operaciones para crear nuestras bases de datos, tablas e indices, pero s</text:span>olo veremos las operaciones mas comunes.</text:p>
      <text:p text:style-name="P4"/>
      <text:p text:style-name="P1">CREATE DATABASE</text:p>
      <text:p text:style-name="P1">DROP DATABASE</text:p>
      <text:p text:style-name="P1">CREATE TABLE</text:p>
      <text:p text:style-name="P1">ALTER TABLE</text:p>
      <text:p text:style-name="P1">DROP TABLE</text:p>
      <text:p text:style-name="P3"/>
      <text:p text:style-name="P2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0T14:28:34.018000000</meta:creation-date>
    <meta:generator>LibreOffice/7.2.2.2$Windows_X86_64 LibreOffice_project/02b2acce88a210515b4a5bb2e46cbfb63fe97d56</meta:generator>
    <dc:date>2021-11-20T17:08:05.396000000</dc:date>
    <meta:editing-duration>PT38M55S</meta:editing-duration>
    <meta:editing-cycles>1</meta:editing-cycles>
    <meta:document-statistic meta:table-count="0" meta:image-count="0" meta:object-count="0" meta:page-count="1" meta:paragraph-count="8" meta:word-count="39" meta:character-count="271" meta:non-whitespace-character-count="240"/>
  </office:meta>
</office:document-meta>
</file>